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2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34.48mm"/>
    </style:style>
    <style:style style:name="co4" style:family="table-column">
      <style:table-column-properties fo:break-before="auto" style:column-width="21.36mm"/>
    </style:style>
    <style:style style:name="co5" style:family="table-column">
      <style:table-column-properties fo:break-before="auto" style:column-width="36.34mm"/>
    </style:style>
    <style:style style:name="co6" style:family="table-column">
      <style:table-column-properties fo:break-before="auto" style:column-width="58.65mm"/>
    </style:style>
    <style:style style:name="co7" style:family="table-column">
      <style:table-column-properties fo:break-before="auto" style:column-width="85.04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" style:family="table-cell" style:parent-style-name="Default">
      <style:table-cell-properties style:cell-protect="protected formula-hidden" style:print-content="true"/>
    </style:style>
    <style:style style:name="ce2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start" fo:margin-left="0mm"/>
      <style:text-properties fo:color="#ffffff" style:font-name="Times New Roman" fo:font-size="28pt" style:font-size-asian="28pt" style:font-size-complex="28pt"/>
    </style:style>
    <style:style style:name="ce2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1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1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1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2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4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0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table table:name="Notation scientifique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" form:id="control1" form:label="Résultat" form:linked-cell="'Notation scientifique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2" form:id="control2" form:label="Réponses" form:linked-cell="'Notation scientifique'.G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65.01mm" svg:height="20mm" svg:x="65.1mm" svg:y="166mm" draw:control="control1"/>
          <draw:control draw:z-index="1" draw:style-name="gr1" draw:text-style-name="P1" svg:width="64.97mm" svg:height="20mm" svg:x="135.12mm" svg:y="166mm" draw:control="control2"/>
        </table:shapes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3" table:default-cell-style-name="ce44"/>
        <table:table-column table:style-name="co5" table:default-cell-style-name="ce44"/>
        <table:table-column table:style-name="co6" table:default-cell-style-name="ce44"/>
        <table:table-column table:style-name="co1" table:default-cell-style-name="ce44"/>
        <table:table-column table:style-name="co7" table:default-cell-style-name="ce44"/>
        <table:table-column table:style-name="co3" table:default-cell-style-name="ce44"/>
        <table:table-column table:style-name="co4" table:default-cell-style-name="ce44"/>
        <table:table-column table:style-name="co3" table:default-cell-style-name="ce44"/>
        <table:table-column table:style-name="co8" table:default-cell-style-name="ce44"/>
        <table:table-column table:style-name="co6" table:default-cell-style-name="ce44"/>
        <table:table-column table:style-name="co9" table:number-columns-repeated="1010" table:default-cell-style-name="ce44"/>
        <table:table-row table:style-name="ro1">
          <table:table-cell table:style-name="ce1" office:value-type="string" calcext:value-type="string" table:number-columns-spanned="10" table:number-rows-spanned="1">
            <text:p>KELLER Stéphane <text:s/>– Lycée agricole Louis Pasteur</text:p>
          </table:table-cell>
          <table:covered-table-cell table:number-columns-repeated="2" table:style-name="ce10"/>
          <table:covered-table-cell table:number-columns-repeated="2" table:style-name="ce26"/>
          <table:covered-table-cell table:number-columns-repeated="5" table:style-name="ce22"/>
          <table:table-cell table:style-name="ce22" table:number-columns-repeated="2"/>
          <table:table-cell table:style-name="ce51" table:formula="of:=IF([.$D$25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150" office:value-type="string" calcext:value-type="string" table:number-columns-spanned="10" table:number-rows-spanned="1">
            <text:p>Nouveau test : Crtl + Shift + F9</text:p>
          </table:table-cell>
          <table:covered-table-cell table:number-columns-repeated="2" table:style-name="ce25"/>
          <table:covered-table-cell table:number-columns-repeated="2" table:style-name="ce26"/>
          <table:covered-table-cell table:number-columns-repeated="5" table:style-name="ce22"/>
          <table:table-cell table:style-name="ce22" table:number-columns-repeated="2"/>
          <table:covered-table-cell table:number-columns-repeated="2" table:style-name="ce22"/>
          <table:table-cell table:style-name="ce28"/>
          <table:table-cell table:number-columns-repeated="1009"/>
        </table:table-row>
        <table:table-row table:style-name="ro1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22" office:value-type="string" calcext:value-type="string">
            <text:p>V/F</text:p>
          </table:table-cell>
          <table:table-cell table:style-name="ce22" office:value-type="string" calcext:value-type="string">
            <text:p>R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22" office:value-type="string" calcext:value-type="string">
            <text:p>V/F</text:p>
          </table:table-cell>
          <table:table-cell table:style-name="ce22" office:value-type="string" calcext:value-type="string">
            <text:p>R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94,73ᴇ(-76)" calcext:value-type="string">
            <text:p>94,73ᴇ(-76)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3"/>
          <table:table-cell table:style-name="ce24" table:formula="of:=IF([.$D$25];IF([.C4]*10^[.E4]=INDEX([$Données.$E$4:.$E$13];[$Données.F4]);&quot;VRAI&quot;;&quot;FAUX&quot;);&quot;&quot;)">
            <text:p/>
          </table:table-cell>
          <table:table-cell table:style-name="ce39" table:formula="of:=IF(AND([.$D$25];[.$G$25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374ᴇ40" calcext:value-type="string">
            <text:p>0,0374ᴇ40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3"/>
          <table:table-cell table:style-name="ce78" table:formula="of:=IF([.$D$25];IF([.J4]*10^[.L4]=INDEX([$Données.$K$4:.$K$13];[$Données.L4]);&quot;VRAI&quot;;&quot;FAUX&quot;);&quot;&quot;)">
            <text:p/>
          </table:table-cell>
          <table:table-cell table:style-name="ce89" table:formula="of:=IF(AND([.$D$25];[.$G$25]);INDEX([$Données.$K$4:.$K$13];[$Données.L4]);&quot;&quot;)">
            <text:p/>
          </table:table-cell>
          <table:table-cell table:style-name="ce10"/>
          <table:table-cell table:number-columns-repeated="100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36,63ᴇ(-32)" calcext:value-type="string">
            <text:p>36,63ᴇ(-32)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3"/>
          <table:table-cell table:style-name="ce27" table:formula="of:=IF([.$D$25];IF([.C5]*10^[.E5]=INDEX([$Données.$E$4:.$E$13];[$Données.F5]);&quot;VRAI&quot;;&quot;FAUX&quot;);&quot;&quot;)">
            <text:p/>
          </table:table-cell>
          <table:table-cell table:style-name="ce40" table:formula="of:=IF(AND([.$D$25];[.$G$25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0,864ᴇ99" calcext:value-type="string">
            <text:p>0,864ᴇ99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3"/>
          <table:table-cell table:style-name="ce79" table:formula="of:=IF([.$D$25];IF([.J5]*10^[.L5]=INDEX([$Données.$K$4:.$K$13];[$Données.L5]);&quot;VRAI&quot;;&quot;FAUX&quot;);&quot;&quot;)">
            <text:p/>
          </table:table-cell>
          <table:table-cell table:style-name="ce90" table:formula="of:=IF(AND([.$D$25];[.$G$25]);INDEX([$Données.$K$4:.$K$13];[$Données.L5]);&quot;&quot;)">
            <text:p/>
          </table:table-cell>
          <table:table-cell table:style-name="ce10"/>
          <table:table-cell table:number-columns-repeated="1009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66,5ᴇ82" calcext:value-type="string">
            <text:p>66,5ᴇ82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3"/>
          <table:table-cell table:style-name="ce29" table:formula="of:=IF([.$D$25];IF([.C6]*10^[.E6]=INDEX([$Données.$E$4:.$E$13];[$Données.F6]);&quot;VRAI&quot;;&quot;FAUX&quot;);&quot;&quot;)">
            <text:p/>
          </table:table-cell>
          <table:table-cell table:style-name="ce41" table:formula="of:=IF(AND([.$D$25];[.$G$25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0,152ᴇ(-69)" calcext:value-type="string">
            <text:p>0,152ᴇ(-69)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3"/>
          <table:table-cell table:style-name="ce80" table:formula="of:=IF([.$D$25];IF([.J6]*10^[.L6]=INDEX([$Données.$K$4:.$K$13];[$Données.L6]);&quot;VRAI&quot;;&quot;FAUX&quot;);&quot;&quot;)">
            <text:p/>
          </table:table-cell>
          <table:table-cell table:style-name="ce91" table:formula="of:=IF(AND([.$D$25];[.$G$25]);INDEX([$Données.$K$4:.$K$13];[$Données.L6]);&quot;&quot;)">
            <text:p/>
          </table:table-cell>
          <table:table-cell table:style-name="ce10"/>
          <table:table-cell table:number-columns-repeated="1009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6930ᴇ28" calcext:value-type="string">
            <text:p>6930ᴇ28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3"/>
          <table:table-cell table:style-name="ce30" table:formula="of:=IF([.$D$25];IF([.C7]*10^[.E7]=INDEX([$Données.$E$4:.$E$13];[$Données.F7]);&quot;VRAI&quot;;&quot;FAUX&quot;);&quot;&quot;)">
            <text:p/>
          </table:table-cell>
          <table:table-cell table:style-name="ce65" table:formula="of:=IF(AND([.$D$25];[.$G$25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67,3ᴇ(-33)" calcext:value-type="string">
            <text:p>67,3ᴇ(-33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3"/>
          <table:table-cell table:style-name="ce81" table:formula="of:=IF([.$D$25];IF([.J7]*10^[.L7]=INDEX([$Données.$K$4:.$K$13];[$Données.L7]);&quot;VRAI&quot;;&quot;FAUX&quot;);&quot;&quot;)">
            <text:p/>
          </table:table-cell>
          <table:table-cell table:style-name="ce92" table:formula="of:=IF(AND([.$D$25];[.$G$25]);INDEX([$Données.$K$4:.$K$13];[$Données.L7]);&quot;&quot;)">
            <text:p/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26,54ᴇ34" calcext:value-type="string">
            <text:p>26,54ᴇ34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3"/>
          <table:table-cell table:style-name="ce31" table:formula="of:=IF([.$D$25];IF([.C8]*10^[.E8]=INDEX([$Données.$E$4:.$E$13];[$Données.F8]);&quot;VRAI&quot;;&quot;FAUX&quot;);&quot;&quot;)">
            <text:p/>
          </table:table-cell>
          <table:table-cell table:style-name="ce69" table:formula="of:=IF(AND([.$D$25];[.$G$25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203ᴇ2" calcext:value-type="string">
            <text:p>0,203ᴇ2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3"/>
          <table:table-cell table:style-name="ce82" table:formula="of:=IF([.$D$25];IF([.J8]*10^[.L8]=INDEX([$Données.$K$4:.$K$13];[$Données.L8]);&quot;VRAI&quot;;&quot;FAUX&quot;);&quot;&quot;)">
            <text:p/>
          </table:table-cell>
          <table:table-cell table:style-name="ce115" table:formula="of:=IF(AND([.$D$25];[.$G$25]);INDEX([$Données.$K$4:.$K$13];[$Données.L8]);&quot;&quot;)">
            <text:p/>
          </table:table-cell>
          <table:table-cell table:number-columns-repeated="1010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34,56ᴇ47" calcext:value-type="string">
            <text:p>34,56ᴇ47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3"/>
          <table:table-cell table:style-name="ce32" table:formula="of:=IF([.$D$25];IF([.C9]*10^[.E9]=INDEX([$Données.$E$4:.$E$13];[$Données.F9]);&quot;VRAI&quot;;&quot;FAUX&quot;);&quot;&quot;)">
            <text:p/>
          </table:table-cell>
          <table:table-cell table:style-name="ce72" table:formula="of:=IF(AND([.$D$25];[.$G$25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0,00043ᴇ3" calcext:value-type="string">
            <text:p>0,00043ᴇ3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3"/>
          <table:table-cell table:style-name="ce83" table:formula="of:=IF([.$D$25];IF([.J9]*10^[.L9]=INDEX([$Données.$K$4:.$K$13];[$Données.L9]);&quot;VRAI&quot;;&quot;FAUX&quot;);&quot;&quot;)">
            <text:p/>
          </table:table-cell>
          <table:table-cell table:style-name="ce116" table:formula="of:=IF(AND([.$D$25];[.$G$25]);INDEX([$Données.$K$4:.$K$13];[$Données.L9]);&quot;&quot;)">
            <text:p/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63200ᴇ(-20)" calcext:value-type="string">
            <text:p>63200ᴇ(-20)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3"/>
          <table:table-cell table:style-name="ce33" table:formula="of:=IF([.$D$25];IF([.C10]*10^[.E10]=INDEX([$Données.$E$4:.$E$13];[$Données.F10]);&quot;VRAI&quot;;&quot;FAUX&quot;);&quot;&quot;)">
            <text:p/>
          </table:table-cell>
          <table:table-cell table:style-name="ce73" table:formula="of:=IF(AND([.$D$25];[.$G$25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0654ᴇ(-63)" calcext:value-type="string">
            <text:p>0,0654ᴇ(-63)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3"/>
          <table:table-cell table:style-name="ce84" table:formula="of:=IF([.$D$25];IF([.J10]*10^[.L10]=INDEX([$Données.$K$4:.$K$13];[$Données.L10]);&quot;VRAI&quot;;&quot;FAUX&quot;);&quot;&quot;)">
            <text:p/>
          </table:table-cell>
          <table:table-cell table:style-name="ce117" table:formula="of:=IF(AND([.$D$25];[.$G$25]);INDEX([$Données.$K$4:.$K$13];[$Données.L10]);&quot;&quot;)">
            <text:p/>
          </table:table-cell>
          <table:table-cell table:number-columns-repeated="101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70,62ᴇ50" calcext:value-type="string">
            <text:p>70,62ᴇ50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3"/>
          <table:table-cell table:style-name="ce35" table:formula="of:=IF([.$D$25];IF([.C11]*10^[.E11]=INDEX([$Données.$E$4:.$E$13];[$Données.F11]);&quot;VRAI&quot;;&quot;FAUX&quot;);&quot;&quot;)">
            <text:p/>
          </table:table-cell>
          <table:table-cell table:style-name="ce74" table:formula="of:=IF(AND([.$D$25];[.$G$25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0,000947ᴇ(-94)" calcext:value-type="string">
            <text:p>0,000947ᴇ(-94)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3"/>
          <table:table-cell table:style-name="ce85" table:formula="of:=IF([.$D$25];IF([.J11]*10^[.L11]=INDEX([$Données.$K$4:.$K$13];[$Données.L11]);&quot;VRAI&quot;;&quot;FAUX&quot;);&quot;&quot;)">
            <text:p/>
          </table:table-cell>
          <table:table-cell table:style-name="ce118" table:formula="of:=IF(AND([.$D$25];[.$G$25]);INDEX([$Données.$K$4:.$K$13];[$Données.L11]);&quot;&quot;)">
            <text:p/>
          </table:table-cell>
          <table:table-cell table:number-columns-repeated="1010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84,32ᴇ1" calcext:value-type="string">
            <text:p>84,32ᴇ1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3"/>
          <table:table-cell table:style-name="ce36" table:formula="of:=IF([.$D$25];IF([.C12]*10^[.E12]=INDEX([$Données.$E$4:.$E$13];[$Données.F12]);&quot;VRAI&quot;;&quot;FAUX&quot;);&quot;&quot;)">
            <text:p/>
          </table:table-cell>
          <table:table-cell table:style-name="ce75" table:formula="of:=IF(AND([.$D$25];[.$G$25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221ᴇ(-73)" calcext:value-type="string">
            <text:p>0,221ᴇ(-73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3"/>
          <table:table-cell table:style-name="ce86" table:formula="of:=IF([.$D$25];IF([.J12]*10^[.L12]=INDEX([$Données.$K$4:.$K$13];[$Données.L12]);&quot;VRAI&quot;;&quot;FAUX&quot;);&quot;&quot;)">
            <text:p/>
          </table:table-cell>
          <table:table-cell table:style-name="ce120" table:formula="of:=IF(AND([.$D$25];[.$G$25]);INDEX([$Données.$K$4:.$K$13];[$Données.L12]);&quot;&quot;)">
            <text:p/>
          </table:table-cell>
          <table:table-cell table:number-columns-repeated="1010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7,14ᴇ(-32)" calcext:value-type="string">
            <text:p>7,14ᴇ(-32)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3"/>
          <table:table-cell table:style-name="ce37" table:formula="of:=IF([.$D$25];IF([.C13]*10^[.E13]=INDEX([$Données.$E$4:.$E$13];[$Données.F13]);&quot;VRAI&quot;;&quot;FAUX&quot;);&quot;&quot;)">
            <text:p/>
          </table:table-cell>
          <table:table-cell table:style-name="ce76" table:formula="of:=IF(AND([.$D$25];[.$G$25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0,00255ᴇ(-70)" calcext:value-type="string">
            <text:p>0,00255ᴇ(-70)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3"/>
          <table:table-cell table:style-name="ce87" table:formula="of:=IF([.$D$25];IF([.J13]*10^[.L13]=INDEX([$Données.$K$4:.$K$13];[$Données.L13]);&quot;VRAI&quot;;&quot;FAUX&quot;);&quot;&quot;)">
            <text:p/>
          </table:table-cell>
          <table:table-cell table:style-name="ce121" table:formula="of:=IF(AND([.$D$25];[.$G$25]);INDEX([$Données.$K$4:.$K$13];[$Données.L13]);&quot;&quot;)">
            <text:p/>
          </table:table-cell>
          <table:table-cell table:number-columns-repeated="1010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 table:number-columns-repeated="9"/>
          <table:table-cell table:style-name="ce56"/>
          <table:table-cell table:number-columns-repeated="1009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47" table:number-columns-repeated="9"/>
          <table:table-cell table:number-columns-repeated="1010"/>
        </table:table-row>
        <table:table-row table:style-name="ro1">
          <table:table-cell table:style-name="ce16" table:number-columns-repeated="3"/>
          <table:table-cell table:number-columns-repeated="1021"/>
        </table:table-row>
        <table:table-row table:style-name="ro1">
          <table:table-cell table:style-name="ce16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1" table:number-rows-repeated="7">
          <table:table-cell table:style-name="ce16" table:number-columns-repeated="3"/>
          <table:table-cell table:number-columns-repeated="1021"/>
        </table:table-row>
        <table:table-row table:style-name="ro1">
          <table:table-cell table:style-name="ce16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1" table:number-rows-repeated="63">
          <table:table-cell table:style-name="ce16" table:number-columns-repeated="3"/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6:'Notation scientifique'.G6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7:'Notation scientifique'.G7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8:'Notation scientifique'.G8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9:'Notation scientifique'.G9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0:'Notation scientifique'.G10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1:'Notation scientifique'.G11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2:'Notation scientifique'.G12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3:'Notation scientifique'.G13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6:'Notation scientifique'.F6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7:'Notation scientifique'.F7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8:'Notation scientifique'.F8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9:'Notation scientifique'.F9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0:'Notation scientifique'.F10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1:'Notation scientifique'.F11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2:'Notation scientifique'.F12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3:'Notation scientifique'.F13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N4:'Notation scientifique'.N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N5:'Notation scientifique'.N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N6:'Notation scientifique'.N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N7:'Notation scientifique'.N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N8:'Notation scientifique'.N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N9:'Notation scientifique'.N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N10:'Notation scientifique'.N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N11:'Notation scientifique'.N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N12:'Notation scientifique'.N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N13:'Notation scientifique'.N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M4:'Notation scientifique'.M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M5:'Notation scientifique'.M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M6:'Notation scientifique'.M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M7:'Notation scientifique'.M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M8:'Notation scientifique'.M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M9:'Notation scientifique'.M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M10:'Notation scientifique'.M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M11:'Notation scientifique'.M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M12:'Notation scientifique'.M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M13:'Notation scientifique'.M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</calcext:conditional-formats>
      </table:table>
      <table:table table:name="Données" table:style-name="ta2" table:protected="true" table:protection-key="KErI74tKAJJX4XtQ78J4u1Gqe8E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9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9" table:number-columns-repeated="1012" table:default-cell-style-name="ce43"/>
        <table:table-row table:style-name="ro2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145"/>
          <table:covered-table-cell table:number-columns-repeated="4" table:style-name="ce119"/>
          <table:covered-table-cell table:number-columns-repeated="5" table:style-name="ce270"/>
          <table:table-cell table:style-name="ce270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2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2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2">
          <table:table-cell table:style-name="ce48" table:formula="of:=RANDBETWEEN(1;1000000)" office:value-type="float" office:value="89722" calcext:value-type="float">
            <text:p>89722</text:p>
          </table:table-cell>
          <table:table-cell table:style-name="ce93" table:formula="of:=IF(RANDBETWEEN(1;10)&lt;5;RANDBETWEEN(1;999)*10^(RANDBETWEEN(-2;2));RANDBETWEEN(1;99)+RANDBETWEEN(1;99)*10^-2)" office:value-type="float" office:value="34.56" calcext:value-type="float">
            <text:p>35</text:p>
          </table:table-cell>
          <table:table-cell table:style-name="ce104" table:formula="of:=IF(RANDBETWEEN(1;10)&lt;5;-1;1)*RANDBETWEEN(1;100)" office:value-type="float" office:value="47" calcext:value-type="float">
            <text:p>47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34,56ᴇ47" calcext:value-type="string">
            <text:p>34,56ᴇ47</text:p>
          </table:table-cell>
          <table:table-cell table:style-name="ce152" table:formula="of:=[.B4]*10^[.C4]" office:value-type="float" office:value="3.456E+048" calcext:value-type="float">
            <text:p>3,456E+048</text:p>
          </table:table-cell>
          <table:table-cell table:style-name="ce174" table:formula="of:=RANK([.A4];[.$A$4:.$A$13];0)" office:value-type="float" office:value="10" calcext:value-type="float">
            <text:p>10</text:p>
          </table:table-cell>
          <table:table-cell table:style-name="ce218" table:formula="of:=RANDBETWEEN(1;1000000)" office:value-type="float" office:value="426064" calcext:value-type="float">
            <text:p>426064</text:p>
          </table:table-cell>
          <table:table-cell table:style-name="ce236" table:formula="of:=RANDBETWEEN(1;1000)*10^(-RANDBETWEEN(1;6))" office:value-type="float" office:value="0.00043" calcext:value-type="float">
            <text:p>0,00043</text:p>
          </table:table-cell>
          <table:table-cell table:style-name="ce238" table:formula="of:=IF(RANDBETWEEN(1;10)&lt;5;-1;1)*RANDBETWEEN(1;100)" office:value-type="float" office:value="3" calcext:value-type="float">
            <text:p>3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00043ᴇ3" calcext:value-type="string">
            <text:p>0,00043ᴇ3</text:p>
          </table:table-cell>
          <table:table-cell table:style-name="ce267" table:formula="of:=[.H4]*10^[.I4]" office:value-type="float" office:value="0.43" calcext:value-type="float">
            <text:p>0,43</text:p>
          </table:table-cell>
          <table:table-cell table:style-name="ce286" table:formula="of:=RANK([.G4];[.$G$4:.$G$13];0)" office:value-type="float" office:value="6" calcext:value-type="float">
            <text:p>6</text:p>
          </table:table-cell>
          <table:table-cell table:style-name="ce296"/>
          <table:table-cell table:number-columns-repeated="1011"/>
        </table:table-row>
        <table:table-row table:style-name="ro2">
          <table:table-cell table:style-name="ce49" table:formula="of:=RANDBETWEEN(1;1000000)" office:value-type="float" office:value="505018" calcext:value-type="float">
            <text:p>505018</text:p>
          </table:table-cell>
          <table:table-cell table:style-name="ce94" table:formula="of:=IF(RANDBETWEEN(1;10)&lt;5;RANDBETWEEN(1;999)*10^(RANDBETWEEN(-2;2));RANDBETWEEN(1;99)+RANDBETWEEN(1;99)*10^-2)" office:value-type="float" office:value="7.14" calcext:value-type="float">
            <text:p>7</text:p>
          </table:table-cell>
          <table:table-cell table:style-name="ce105" table:formula="of:=IF(RANDBETWEEN(1;10)&lt;5;-1;1)*RANDBETWEEN(1;100)" office:value-type="float" office:value="-32" calcext:value-type="float">
            <text:p>-32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7,14ᴇ(-32)" calcext:value-type="string">
            <text:p>7,14ᴇ(-32)</text:p>
          </table:table-cell>
          <table:table-cell table:style-name="ce154" table:formula="of:=[.B5]*10^[.C5]" office:value-type="float" office:value="7.14E-032" calcext:value-type="float">
            <text:p>7,14E-32</text:p>
          </table:table-cell>
          <table:table-cell table:style-name="ce190" table:formula="of:=RANK([.A5];[.$A$4:.$A$13];0)" office:value-type="float" office:value="4" calcext:value-type="float">
            <text:p>4</text:p>
          </table:table-cell>
          <table:table-cell table:style-name="ce219" table:formula="of:=RANDBETWEEN(1;1000000)" office:value-type="float" office:value="311616" calcext:value-type="float">
            <text:p>311616</text:p>
          </table:table-cell>
          <table:table-cell table:style-name="ce236" table:formula="of:=RANDBETWEEN(1;1000)*10^(-RANDBETWEEN(1;6))" office:value-type="float" office:value="67.3" calcext:value-type="float">
            <text:p>67,3</text:p>
          </table:table-cell>
          <table:table-cell table:style-name="ce240" table:formula="of:=IF(RANDBETWEEN(1;10)&lt;5;-1;1)*RANDBETWEEN(1;100)" office:value-type="float" office:value="-33" calcext:value-type="float">
            <text:p>-33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67,3ᴇ(-33)" calcext:value-type="string">
            <text:p>67,3ᴇ(-33)</text:p>
          </table:table-cell>
          <table:table-cell table:style-name="ce272" table:formula="of:=[.H5]*10^[.I5]" office:value-type="float" office:value="6.73E-032" calcext:value-type="float">
            <text:p>6,73E-32</text:p>
          </table:table-cell>
          <table:table-cell table:style-name="ce287" table:formula="of:=RANK([.G5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ce50" table:formula="of:=RANDBETWEEN(1;1000000)" office:value-type="float" office:value="331884" calcext:value-type="float">
            <text:p>331884</text:p>
          </table:table-cell>
          <table:table-cell table:style-name="ce95" table:formula="of:=IF(RANDBETWEEN(1;10)&lt;5;RANDBETWEEN(1;999)*10^(RANDBETWEEN(-2;2));RANDBETWEEN(1;99)+RANDBETWEEN(1;99)*10^-2)" office:value-type="float" office:value="26.54" calcext:value-type="float">
            <text:p>27</text:p>
          </table:table-cell>
          <table:table-cell table:style-name="ce106" table:formula="of:=IF(RANDBETWEEN(1;10)&lt;5;-1;1)*RANDBETWEEN(1;100)" office:value-type="float" office:value="34" calcext:value-type="float">
            <text:p>34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26,54ᴇ34" calcext:value-type="string">
            <text:p>26,54ᴇ34</text:p>
          </table:table-cell>
          <table:table-cell table:style-name="ce156" table:formula="of:=[.B6]*10^[.C6]" office:value-type="float" office:value="2.654E+035" calcext:value-type="float">
            <text:p>2,654E+035</text:p>
          </table:table-cell>
          <table:table-cell table:style-name="ce191" table:formula="of:=RANK([.A6];[.$A$4:.$A$13];0)" office:value-type="float" office:value="8" calcext:value-type="float">
            <text:p>8</text:p>
          </table:table-cell>
          <table:table-cell table:style-name="ce220" table:formula="of:=RANDBETWEEN(1;1000000)" office:value-type="float" office:value="444657" calcext:value-type="float">
            <text:p>444657</text:p>
          </table:table-cell>
          <table:table-cell table:style-name="ce236" table:formula="of:=RANDBETWEEN(1;1000)*10^(-RANDBETWEEN(1;6))" office:value-type="float" office:value="0.221" calcext:value-type="float">
            <text:p>0,221</text:p>
          </table:table-cell>
          <table:table-cell table:style-name="ce241" table:formula="of:=IF(RANDBETWEEN(1;10)&lt;5;-1;1)*RANDBETWEEN(1;100)" office:value-type="float" office:value="-73" calcext:value-type="float">
            <text:p>-73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221ᴇ(-73)" calcext:value-type="string">
            <text:p>0,221ᴇ(-73)</text:p>
          </table:table-cell>
          <table:table-cell table:style-name="ce273" table:formula="of:=[.H6]*10^[.I6]" office:value-type="float" office:value="2.21E-074" calcext:value-type="float">
            <text:p>2,21E-74</text:p>
          </table:table-cell>
          <table:table-cell table:style-name="ce288" table:formula="of:=RANK([.G6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53" table:formula="of:=RANDBETWEEN(1;1000000)" office:value-type="float" office:value="445629" calcext:value-type="float">
            <text:p>445629</text:p>
          </table:table-cell>
          <table:table-cell table:style-name="ce96" table:formula="of:=IF(RANDBETWEEN(1;10)&lt;5;RANDBETWEEN(1;999)*10^(RANDBETWEEN(-2;2));RANDBETWEEN(1;99)+RANDBETWEEN(1;99)*10^-2)" office:value-type="float" office:value="36.63" calcext:value-type="float">
            <text:p>37</text:p>
          </table:table-cell>
          <table:table-cell table:style-name="ce107" table:formula="of:=IF(RANDBETWEEN(1;10)&lt;5;-1;1)*RANDBETWEEN(1;100)" office:value-type="float" office:value="-32" calcext:value-type="float">
            <text:p>-32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36,63ᴇ(-32)" calcext:value-type="string">
            <text:p>36,63ᴇ(-32)</text:p>
          </table:table-cell>
          <table:table-cell table:style-name="ce157" table:formula="of:=[.B7]*10^[.C7]" office:value-type="float" office:value="3.663E-031" calcext:value-type="float">
            <text:p>3,663E-31</text:p>
          </table:table-cell>
          <table:table-cell table:style-name="ce194" table:formula="of:=RANK([.A7];[.$A$4:.$A$13];0)" office:value-type="float" office:value="7" calcext:value-type="float">
            <text:p>7</text:p>
          </table:table-cell>
          <table:table-cell table:style-name="ce222" table:formula="of:=RANDBETWEEN(1;1000000)" office:value-type="float" office:value="932540" calcext:value-type="float">
            <text:p>932540</text:p>
          </table:table-cell>
          <table:table-cell table:style-name="ce236" table:formula="of:=RANDBETWEEN(1;1000)*10^(-RANDBETWEEN(1;6))" office:value-type="float" office:value="0.000947" calcext:value-type="float">
            <text:p>0,000947</text:p>
          </table:table-cell>
          <table:table-cell table:style-name="ce245" table:formula="of:=IF(RANDBETWEEN(1;10)&lt;5;-1;1)*RANDBETWEEN(1;100)" office:value-type="float" office:value="-94" calcext:value-type="float">
            <text:p>-94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00947ᴇ(-94)" calcext:value-type="string">
            <text:p>0,000947ᴇ(-94)</text:p>
          </table:table-cell>
          <table:table-cell table:style-name="ce274" table:formula="of:=[.H7]*10^[.I7]" office:value-type="float" office:value="9.47E-098" calcext:value-type="float">
            <text:p>9,47E-98</text:p>
          </table:table-cell>
          <table:table-cell table:style-name="ce289" table:formula="of:=RANK([.G7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7" table:formula="of:=RANDBETWEEN(1;1000000)" office:value-type="float" office:value="601663" calcext:value-type="float">
            <text:p>601663</text:p>
          </table:table-cell>
          <table:table-cell table:style-name="ce97" table:formula="of:=IF(RANDBETWEEN(1;10)&lt;5;RANDBETWEEN(1;999)*10^(RANDBETWEEN(-2;2));RANDBETWEEN(1;99)+RANDBETWEEN(1;99)*10^-2)" office:value-type="float" office:value="84.32" calcext:value-type="float">
            <text:p>84</text:p>
          </table:table-cell>
          <table:table-cell table:style-name="ce108" table:formula="of:=IF(RANDBETWEEN(1;10)&lt;5;-1;1)*RANDBETWEEN(1;100)" office:value-type="float" office:value="1" calcext:value-type="float">
            <text:p>1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84,32ᴇ1" calcext:value-type="string">
            <text:p>84,32ᴇ1</text:p>
          </table:table-cell>
          <table:table-cell table:style-name="ce158" table:formula="of:=[.B8]*10^[.C8]" office:value-type="float" office:value="843.2" calcext:value-type="float">
            <text:p>843,2</text:p>
          </table:table-cell>
          <table:table-cell table:style-name="ce197" table:formula="of:=RANK([.A8];[.$A$4:.$A$13];0)" office:value-type="float" office:value="3" calcext:value-type="float">
            <text:p>3</text:p>
          </table:table-cell>
          <table:table-cell table:style-name="ce223" table:formula="of:=RANDBETWEEN(1;1000000)" office:value-type="float" office:value="136998" calcext:value-type="float">
            <text:p>136998</text:p>
          </table:table-cell>
          <table:table-cell table:style-name="ce236" table:formula="of:=RANDBETWEEN(1;1000)*10^(-RANDBETWEEN(1;6))" office:value-type="float" office:value="0.152" calcext:value-type="float">
            <text:p>0,152</text:p>
          </table:table-cell>
          <table:table-cell table:style-name="ce246" table:formula="of:=IF(RANDBETWEEN(1;10)&lt;5;-1;1)*RANDBETWEEN(1;100)" office:value-type="float" office:value="-69" calcext:value-type="float">
            <text:p>-69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152ᴇ(-69)" calcext:value-type="string">
            <text:p>0,152ᴇ(-69)</text:p>
          </table:table-cell>
          <table:table-cell table:style-name="ce276" table:formula="of:=[.H8]*10^[.I8]" office:value-type="float" office:value="1.52E-070" calcext:value-type="float">
            <text:p>1,52E-70</text:p>
          </table:table-cell>
          <table:table-cell table:style-name="ce290" table:formula="of:=RANK([.G8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58" table:formula="of:=RANDBETWEEN(1;1000000)" office:value-type="float" office:value="929670" calcext:value-type="float">
            <text:p>929670</text:p>
          </table:table-cell>
          <table:table-cell table:style-name="ce98" table:formula="of:=IF(RANDBETWEEN(1;10)&lt;5;RANDBETWEEN(1;999)*10^(RANDBETWEEN(-2;2));RANDBETWEEN(1;99)+RANDBETWEEN(1;99)*10^-2)" office:value-type="float" office:value="70.62" calcext:value-type="float">
            <text:p>71</text:p>
          </table:table-cell>
          <table:table-cell table:style-name="ce109" table:formula="of:=IF(RANDBETWEEN(1;10)&lt;5;-1;1)*RANDBETWEEN(1;100)" office:value-type="float" office:value="50" calcext:value-type="float">
            <text:p>50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70,62ᴇ50" calcext:value-type="string">
            <text:p>70,62ᴇ50</text:p>
          </table:table-cell>
          <table:table-cell table:style-name="ce159" table:formula="of:=[.B9]*10^[.C9]" office:value-type="float" office:value="7.062E+051" calcext:value-type="float">
            <text:p>7,062E+051</text:p>
          </table:table-cell>
          <table:table-cell table:style-name="ce198" table:formula="of:=RANK([.A9];[.$A$4:.$A$13];0)" office:value-type="float" office:value="1" calcext:value-type="float">
            <text:p>1</text:p>
          </table:table-cell>
          <table:table-cell table:style-name="ce224" table:formula="of:=RANDBETWEEN(1;1000000)" office:value-type="float" office:value="965168" calcext:value-type="float">
            <text:p>965168</text:p>
          </table:table-cell>
          <table:table-cell table:style-name="ce236" table:formula="of:=RANDBETWEEN(1;1000)*10^(-RANDBETWEEN(1;6))" office:value-type="float" office:value="0.0374" calcext:value-type="float">
            <text:p>0,0374</text:p>
          </table:table-cell>
          <table:table-cell table:style-name="ce247" table:formula="of:=IF(RANDBETWEEN(1;10)&lt;5;-1;1)*RANDBETWEEN(1;100)" office:value-type="float" office:value="40" calcext:value-type="float">
            <text:p>40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0,0374ᴇ40" calcext:value-type="string">
            <text:p>0,0374ᴇ40</text:p>
          </table:table-cell>
          <table:table-cell table:style-name="ce281" table:formula="of:=[.H9]*10^[.I9]" office:value-type="float" office:value="3.74E+038" calcext:value-type="float">
            <text:p>3,74E+038</text:p>
          </table:table-cell>
          <table:table-cell table:style-name="ce291" table:formula="of:=RANK([.G9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59" table:formula="of:=RANDBETWEEN(1;1000000)" office:value-type="float" office:value="316169" calcext:value-type="float">
            <text:p>316169</text:p>
          </table:table-cell>
          <table:table-cell table:style-name="ce99" table:formula="of:=IF(RANDBETWEEN(1;10)&lt;5;RANDBETWEEN(1;999)*10^(RANDBETWEEN(-2;2));RANDBETWEEN(1;99)+RANDBETWEEN(1;99)*10^-2)" office:value-type="float" office:value="6930" calcext:value-type="float">
            <text:p>6 930</text:p>
          </table:table-cell>
          <table:table-cell table:style-name="ce110" table:formula="of:=IF(RANDBETWEEN(1;10)&lt;5;-1;1)*RANDBETWEEN(1;100)" office:value-type="float" office:value="28" calcext:value-type="float">
            <text:p>28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6930ᴇ28" calcext:value-type="string">
            <text:p>6930ᴇ28</text:p>
          </table:table-cell>
          <table:table-cell table:style-name="ce160" table:formula="of:=[.B10]*10^[.C10]" office:value-type="float" office:value="6.93E+031" calcext:value-type="float">
            <text:p>6,93E+031</text:p>
          </table:table-cell>
          <table:table-cell table:style-name="ce208" table:formula="of:=RANK([.A10];[.$A$4:.$A$13];0)" office:value-type="float" office:value="9" calcext:value-type="float">
            <text:p>9</text:p>
          </table:table-cell>
          <table:table-cell table:style-name="ce225" table:formula="of:=RANDBETWEEN(1;1000000)" office:value-type="float" office:value="259813" calcext:value-type="float">
            <text:p>259813</text:p>
          </table:table-cell>
          <table:table-cell table:style-name="ce236" table:formula="of:=RANDBETWEEN(1;1000)*10^(-RANDBETWEEN(1;6))" office:value-type="float" office:value="0.864" calcext:value-type="float">
            <text:p>0,864</text:p>
          </table:table-cell>
          <table:table-cell table:style-name="ce248" table:formula="of:=IF(RANDBETWEEN(1;10)&lt;5;-1;1)*RANDBETWEEN(1;100)" office:value-type="float" office:value="99" calcext:value-type="float">
            <text:p>99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0,864ᴇ99" calcext:value-type="string">
            <text:p>0,864ᴇ99</text:p>
          </table:table-cell>
          <table:table-cell table:style-name="ce282" table:formula="of:=[.H10]*10^[.I10]" office:value-type="float" office:value="8.64E+098" calcext:value-type="float">
            <text:p>8,64E+098</text:p>
          </table:table-cell>
          <table:table-cell table:style-name="ce292" table:formula="of:=RANK([.G10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style-name="ce60" table:formula="of:=RANDBETWEEN(1;1000000)" office:value-type="float" office:value="452633" calcext:value-type="float">
            <text:p>452633</text:p>
          </table:table-cell>
          <table:table-cell table:style-name="ce100" table:formula="of:=IF(RANDBETWEEN(1;10)&lt;5;RANDBETWEEN(1;999)*10^(RANDBETWEEN(-2;2));RANDBETWEEN(1;99)+RANDBETWEEN(1;99)*10^-2)" office:value-type="float" office:value="66.5" calcext:value-type="float">
            <text:p>67</text:p>
          </table:table-cell>
          <table:table-cell table:style-name="ce111" table:formula="of:=IF(RANDBETWEEN(1;10)&lt;5;-1;1)*RANDBETWEEN(1;100)" office:value-type="float" office:value="82" calcext:value-type="float">
            <text:p>82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66,5ᴇ82" calcext:value-type="string">
            <text:p>66,5ᴇ82</text:p>
          </table:table-cell>
          <table:table-cell table:style-name="ce161" table:formula="of:=[.B11]*10^[.C11]" office:value-type="float" office:value="6.65E+083" calcext:value-type="float">
            <text:p>6,65E+083</text:p>
          </table:table-cell>
          <table:table-cell table:style-name="ce214" table:formula="of:=RANK([.A11];[.$A$4:.$A$13];0)" office:value-type="float" office:value="6" calcext:value-type="float">
            <text:p>6</text:p>
          </table:table-cell>
          <table:table-cell table:style-name="ce226" table:formula="of:=RANDBETWEEN(1;1000000)" office:value-type="float" office:value="742825" calcext:value-type="float">
            <text:p>742825</text:p>
          </table:table-cell>
          <table:table-cell table:style-name="ce236" table:formula="of:=RANDBETWEEN(1;1000)*10^(-RANDBETWEEN(1;6))" office:value-type="float" office:value="0.0654" calcext:value-type="float">
            <text:p>0,0654</text:p>
          </table:table-cell>
          <table:table-cell table:style-name="ce253" table:formula="of:=IF(RANDBETWEEN(1;10)&lt;5;-1;1)*RANDBETWEEN(1;100)" office:value-type="float" office:value="-63" calcext:value-type="float">
            <text:p>-63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654ᴇ(-63)" calcext:value-type="string">
            <text:p>0,0654ᴇ(-63)</text:p>
          </table:table-cell>
          <table:table-cell table:style-name="ce283" table:formula="of:=[.H11]*10^[.I11]" office:value-type="float" office:value="6.54E-065" calcext:value-type="float">
            <text:p>6,54E-65</text:p>
          </table:table-cell>
          <table:table-cell table:style-name="ce293" table:formula="of:=RANK([.G11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61" table:formula="of:=RANDBETWEEN(1;1000000)" office:value-type="float" office:value="469138" calcext:value-type="float">
            <text:p>469138</text:p>
          </table:table-cell>
          <table:table-cell table:style-name="ce101" table:formula="of:=IF(RANDBETWEEN(1;10)&lt;5;RANDBETWEEN(1;999)*10^(RANDBETWEEN(-2;2));RANDBETWEEN(1;99)+RANDBETWEEN(1;99)*10^-2)" office:value-type="float" office:value="63200" calcext:value-type="float">
            <text:p>63 200</text:p>
          </table:table-cell>
          <table:table-cell table:style-name="ce112" table:formula="of:=IF(RANDBETWEEN(1;10)&lt;5;-1;1)*RANDBETWEEN(1;100)" office:value-type="float" office:value="-20" calcext:value-type="float">
            <text:p>-20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63200ᴇ(-20)" calcext:value-type="string">
            <text:p>63200ᴇ(-20)</text:p>
          </table:table-cell>
          <table:table-cell table:style-name="ce165" table:formula="of:=[.B12]*10^[.C12]" office:value-type="float" office:value="6.32E-016" calcext:value-type="float">
            <text:p>6,32E-16</text:p>
          </table:table-cell>
          <table:table-cell table:style-name="ce216" table:formula="of:=RANK([.A12];[.$A$4:.$A$13];0)" office:value-type="float" office:value="5" calcext:value-type="float">
            <text:p>5</text:p>
          </table:table-cell>
          <table:table-cell table:style-name="ce227" table:formula="of:=RANDBETWEEN(1;1000000)" office:value-type="float" office:value="903386" calcext:value-type="float">
            <text:p>903386</text:p>
          </table:table-cell>
          <table:table-cell table:style-name="ce236" table:formula="of:=RANDBETWEEN(1;1000)*10^(-RANDBETWEEN(1;6))" office:value-type="float" office:value="0.203" calcext:value-type="float">
            <text:p>0,203</text:p>
          </table:table-cell>
          <table:table-cell table:style-name="ce254" table:formula="of:=IF(RANDBETWEEN(1;10)&lt;5;-1;1)*RANDBETWEEN(1;100)" office:value-type="float" office:value="2" calcext:value-type="float">
            <text:p>2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0,203ᴇ2" calcext:value-type="string">
            <text:p>0,203ᴇ2</text:p>
          </table:table-cell>
          <table:table-cell table:style-name="ce284" table:formula="of:=[.H12]*10^[.I12]" office:value-type="float" office:value="20.3" calcext:value-type="float">
            <text:p>20,3</text:p>
          </table:table-cell>
          <table:table-cell table:style-name="ce294" table:formula="of:=RANK([.G12];[.$G$4:.$G$13];0)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64" table:formula="of:=RANDBETWEEN(1;1000000)" office:value-type="float" office:value="660660" calcext:value-type="float">
            <text:p>660660</text:p>
          </table:table-cell>
          <table:table-cell table:style-name="ce102" table:formula="of:=IF(RANDBETWEEN(1;10)&lt;5;RANDBETWEEN(1;999)*10^(RANDBETWEEN(-2;2));RANDBETWEEN(1;99)+RANDBETWEEN(1;99)*10^-2)" office:value-type="float" office:value="94.73" calcext:value-type="float">
            <text:p>95</text:p>
          </table:table-cell>
          <table:table-cell table:style-name="ce113" table:formula="of:=IF(RANDBETWEEN(1;10)&lt;5;-1;1)*RANDBETWEEN(1;100)" office:value-type="float" office:value="-76" calcext:value-type="float">
            <text:p>-76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94,73ᴇ(-76)" calcext:value-type="string">
            <text:p>94,73ᴇ(-76)</text:p>
          </table:table-cell>
          <table:table-cell table:style-name="ce166" table:formula="of:=[.B13]*10^[.C13]" office:value-type="float" office:value="9.473E-075" calcext:value-type="float">
            <text:p>9,473E-75</text:p>
          </table:table-cell>
          <table:table-cell table:style-name="ce217" table:formula="of:=RANK([.A13];[.$A$4:.$A$13];0)" office:value-type="float" office:value="2" calcext:value-type="float">
            <text:p>2</text:p>
          </table:table-cell>
          <table:table-cell table:style-name="ce233" table:formula="of:=RANDBETWEEN(1;1000000)" office:value-type="float" office:value="44158" calcext:value-type="float">
            <text:p>44158</text:p>
          </table:table-cell>
          <table:table-cell table:style-name="ce236" table:formula="of:=RANDBETWEEN(1;1000)*10^(-RANDBETWEEN(1;6))" office:value-type="float" office:value="0.00255" calcext:value-type="float">
            <text:p>0,00255</text:p>
          </table:table-cell>
          <table:table-cell table:style-name="ce256" table:formula="of:=IF(RANDBETWEEN(1;10)&lt;5;-1;1)*RANDBETWEEN(1;100)" office:value-type="float" office:value="-70" calcext:value-type="float">
            <text:p>-70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0,00255ᴇ(-70)" calcext:value-type="string">
            <text:p>0,00255ᴇ(-70)</text:p>
          </table:table-cell>
          <table:table-cell table:style-name="ce285" table:formula="of:=[.H13]*10^[.I13]" office:value-type="float" office:value="2.55E-073" calcext:value-type="float">
            <text:p>2,55E-73</text:p>
          </table:table-cell>
          <table:table-cell table:style-name="ce295" table:formula="of:=RANK([.G13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45"/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4:Données.B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4:Données.C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4:Données.D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4:Données.E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4:Données.F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4:Données.G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4:Données.I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4:Données.J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4:Données.K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4:Données.L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5:Données.A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5:Données.B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5:Données.C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5:Données.D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5:Données.E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5:Données.F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5:Données.G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5:Données.I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5:Données.J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5:Données.K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5:Données.L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6:Données.C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6:Données.D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6:Données.E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6:Données.F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6:Données.G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6:Données.I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6:Données.J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6:Données.K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6:Données.L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7:Données.A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7:Données.B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7:Données.C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7:Données.D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7:Données.E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7:Données.F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7:Données.G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7:Données.I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7:Données.J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7:Données.K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7:Données.L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8:Données.A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8:Données.B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8:Données.C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8:Données.D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8:Données.E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8:Données.F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8:Données.G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8:Données.I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8:Données.J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8:Données.K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8:Données.L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9:Données.A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9:Données.B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9:Données.C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9:Données.D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9:Données.E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9:Données.F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9:Données.G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9:Données.I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9:Données.J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9:Données.K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9:Données.L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0:Données.A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0:Données.B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0:Données.C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0:Données.D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0:Données.E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0:Données.F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0:Données.G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0:Données.I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0:Données.J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0:Données.K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0:Données.L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1:Données.A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1:Données.B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1:Données.C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1:Données.D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1:Données.E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1:Données.F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1:Données.G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1:Données.I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1:Données.J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1:Données.K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1:Données.L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2:Données.A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2:Données.B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2:Données.C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2:Données.D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2:Données.E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2:Données.F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2:Données.G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2:Données.I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2:Données.J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2:Données.K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2:Données.L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3:Données.A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3:Données.B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3:Données.C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3:Données.D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3:Données.E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3:Données.F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3:Données.G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3:Données.I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3:Données.J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3:Données.K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3:Données.L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4:47:20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09T14:59:28.132000000</dc:date>
    <meta:editing-duration>P2DT18H29M51S</meta:editing-duration>
    <meta:editing-cycles>724</meta:editing-cycles>
    <meta:generator>LibreOffice/5.3.2.2$Windows_x86 LibreOffice_project/6cd4f1ef626f15116896b1d8e1398b56da0d0ee1</meta:generator>
    <meta:print-date>2018-05-17T16:14:04.496000000</meta:print-date>
    <meta:document-statistic meta:table-count="2" meta:cell-count="253" meta:object-count="2"/>
  </office:meta>
</office:document-meta>
</file>